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734.3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04.5pt"/>
    </style:style>
    <style:style style:name="co11" style:family="table-column">
      <style:table-column-properties fo:break-before="auto" style:column-width="789.96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41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Allows logging.</text:p>
          </table:table-cell>
          <table:table-cell office:value-type="string" calcext:value-type="string">
            <text:p>bldgCamp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] &amp; &quot;, 'name': '&quot; &amp; [.B2] &amp; &quot;', 'needs': '&quot; &amp; [.G2] &amp; &quot;', 'cost': &quot; &amp; [.H2] &amp; &quot;, 'graphic' : '&quot; &amp; [.D2] &amp; &quot;' , 'location': '&quot; &amp; [.E2] &amp; &quot;', 'industry': '&quot; &amp; [.F2] &amp; &quot;', 'desc': '&quot; &amp; [.C2] &amp; &quot;' }&quot;" office:value-type="string" office:string-value=", { 'level' : 1, 'name': 'Lumberjack Camp', 'needs': '', 'cost': 10000, 'graphic' : 'bldgCamp' , 'location': 'forest', 'industry': 'wood', 'desc': 'Allows logging.' }" calcext:value-type="string">
            <text:p>, { 'level' : 1, 'name': 'Lumberjack Camp', 'needs': '', 'cost': 10000, 'graphic' : 'bldgCamp' , 'location': 'forest', 'industry': 'wood', 'desc': 'Allows logging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Produces timber from logs.</text:p>
          </table:table-cell>
          <table:table-cell office:value-type="string" calcext:value-type="string">
            <text:p>bldgSawmil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umberjack Camp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3] &amp; &quot;, 'name': '&quot; &amp; [.B3] &amp; &quot;', 'needs': '&quot; &amp; [.G3] &amp; &quot;', 'cost': &quot; &amp; [.H3] &amp; &quot;, 'graphic' : '&quot; &amp; [.D3] &amp; &quot;' , 'location': '&quot; &amp; [.E3] &amp; &quot;', 'industry': '&quot; &amp; [.F3] &amp; &quot;', 'desc': '&quot; &amp; [.C3] &amp; &quot;' }&quot;" office:value-type="string" office:string-value=", { 'level' : 2, 'name': 'Sawmill', 'needs': 'Lumberjack Camp', 'cost': 1000000, 'graphic' : 'bldgSawmill' , 'location': 'forest', 'industry': 'wood', 'desc': 'Produces timber from logs.' }" calcext:value-type="string">
            <text:p>, { 'level' : 2, 'name': 'Sawmill', 'needs': 'Lumberjack Camp', 'cost': 1000000, 'graphic' : 'bldgSawmill' , 'location': 'forest', 'industry': 'wood', 'desc': 'Produces timber from log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Produces charcoal from timber.</text:p>
          </table:table-cell>
          <table:table-cell office:value-type="string" calcext:value-type="string">
            <text:p>bldgKil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awmill</text:p>
          </table:table-cell>
          <table:table-cell table:style-name="ce2" office:value-type="float" office:value="10000000" calcext:value-type="float">
            <text:p>10000000</text:p>
          </table:table-cell>
          <table:table-cell table:formula="of:=&quot;, { 'level' : &quot; &amp; [.A4] &amp; &quot;, 'name': '&quot; &amp; [.B4] &amp; &quot;', 'needs': '&quot; &amp; [.G4] &amp; &quot;', 'cost': &quot; &amp; [.H4] &amp; &quot;, 'graphic' : '&quot; &amp; [.D4] &amp; &quot;' , 'location': '&quot; &amp; [.E4] &amp; &quot;', 'industry': '&quot; &amp; [.F4] &amp; &quot;', 'desc': '&quot; &amp; [.C4] &amp; &quot;' }&quot;" office:value-type="string" office:string-value=", { 'level' : 3, 'name': 'Charcoal Kiln', 'needs': 'Sawmill', 'cost': 10000000, 'graphic' : 'bldgKiln' , 'location': 'forest', 'industry': 'wood', 'desc': 'Produces charcoal from timber.' }" calcext:value-type="string">
            <text:p>, { 'level' : 3, 'name': 'Charcoal Kiln', 'needs': 'Sawmill', 'cost': 10000000, 'graphic' : 'bldgKiln' , 'location': 'forest', 'industry': 'wood', 'desc': 'Produces charcoal from timber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Extracts rock with minerals.</text:p>
          </table:table-cell>
          <table:table-cell office:value-type="string" calcext:value-type="string">
            <text:p>bldgOreMine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5] &amp; &quot;, 'name': '&quot; &amp; [.B5] &amp; &quot;', 'needs': '&quot; &amp; [.G5] &amp; &quot;', 'cost': &quot; &amp; [.H5] &amp; &quot;, 'graphic' : '&quot; &amp; [.D5] &amp; &quot;' , 'location': '&quot; &amp; [.E5] &amp; &quot;', 'industry': '&quot; &amp; [.F5] &amp; &quot;', 'desc': '&quot; &amp; [.C5] &amp; &quot;' }&quot;" office:value-type="string" office:string-value=", { 'level' : 1, 'name': 'Ore Mine', 'needs': '', 'cost': 10000, 'graphic' : 'bldgOreMine' , 'location': 'mountains', 'industry': 'ore', 'desc': 'Extracts rock with minerals.' }" calcext:value-type="string">
            <text:p>, { 'level' : 1, 'name': 'Ore Mine', 'needs': '', 'cost': 10000, 'graphic' : 'bldgOreMine' , 'location': 'mountains', 'industry': 'ore', 'desc': 'Extracts rock with minerals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Extracts rock with chemicals.</text:p>
          </table:table-cell>
          <table:table-cell office:value-type="string" calcext:value-type="string">
            <text:p>bldgAlumMine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6] &amp; &quot;, 'name': '&quot; &amp; [.B6] &amp; &quot;', 'needs': '&quot; &amp; [.G6] &amp; &quot;', 'cost': &quot; &amp; [.H6] &amp; &quot;, 'graphic' : '&quot; &amp; [.D6] &amp; &quot;' , 'location': '&quot; &amp; [.E6] &amp; &quot;', 'industry': '&quot; &amp; [.F6] &amp; &quot;', 'desc': '&quot; &amp; [.C6] &amp; &quot;' }&quot;" office:value-type="string" office:string-value=", { 'level' : 1, 'name': 'Alum Mine', 'needs': '', 'cost': 10000, 'graphic' : 'bldgAlumMine' , 'location': 'mountains', 'industry': 'alum', 'desc': 'Extracts rock with chemicals.' }" calcext:value-type="string">
            <text:p>, { 'level' : 1, 'name': 'Alum Mine', 'needs': '', 'cost': 10000, 'graphic' : 'bldgAlumMine' , 'location': 'mountains', 'industry': 'alum', 'desc': 'Extracts rock with chemicals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elter</text:p>
          </table:table-cell>
          <table:table-cell office:value-type="string" calcext:value-type="string">
            <text:p>Seperates metal from ore.</text:p>
          </table:table-cell>
          <table:table-cell office:value-type="string" calcext:value-type="string">
            <text:p>bldgSmelte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 Min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7] &amp; &quot;, 'name': '&quot; &amp; [.B7] &amp; &quot;', 'needs': '&quot; &amp; [.G7] &amp; &quot;', 'cost': &quot; &amp; [.H7] &amp; &quot;, 'graphic' : '&quot; &amp; [.D7] &amp; &quot;' , 'location': '&quot; &amp; [.E7] &amp; &quot;', 'industry': '&quot; &amp; [.F7] &amp; &quot;', 'desc': '&quot; &amp; [.C7] &amp; &quot;' }&quot;" office:value-type="string" office:string-value=", { 'level' : 2, 'name': 'Smelter', 'needs': 'Ore Mine', 'cost': 1000000, 'graphic' : 'bldgSmelter' , 'location': 'mountains', 'industry': 'ore', 'desc': 'Seperates metal from ore.' }" calcext:value-type="string">
            <text:p>, { 'level' : 2, 'name': 'Smelter', 'needs': 'Ore Mine', 'cost': 1000000, 'graphic' : 'bldgSmelter' , 'location': 'mountains', 'industry': 'ore', 'desc': 'Seperates metal from ore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erator</text:p>
          </table:table-cell>
          <table:table-cell office:value-type="string" calcext:value-type="string">
            <text:p>Seperates chemicals from rock.</text:p>
          </table:table-cell>
          <table:table-cell office:value-type="string" calcext:value-type="string">
            <text:p>bldgSeperato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um Min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8] &amp; &quot;, 'name': '&quot; &amp; [.B8] &amp; &quot;', 'needs': '&quot; &amp; [.G8] &amp; &quot;', 'cost': &quot; &amp; [.H8] &amp; &quot;, 'graphic' : '&quot; &amp; [.D8] &amp; &quot;' , 'location': '&quot; &amp; [.E8] &amp; &quot;', 'industry': '&quot; &amp; [.F8] &amp; &quot;', 'desc': '&quot; &amp; [.C8] &amp; &quot;' }&quot;" office:value-type="string" office:string-value=", { 'level' : 2, 'name': 'Seperator', 'needs': 'Alum Mine', 'cost': 1000000, 'graphic' : 'bldgSeperator' , 'location': 'mountains', 'industry': 'alum', 'desc': 'Seperates chemicals from rock.' }" calcext:value-type="string">
            <text:p>, { 'level' : 2, 'name': 'Seperator', 'needs': 'Alum Mine', 'cost': 1000000, 'graphic' : 'bldgSeperator' , 'location': 'mountains', 'industry': 'alum', 'desc': 'Seperates chemicals from rock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on Roller</text:p>
          </table:table-cell>
          <table:table-cell office:value-type="string" calcext:value-type="string">
            <text:p>Produces metal ingots.</text:p>
          </table:table-cell>
          <table:table-cell office:value-type="string" calcext:value-type="string">
            <text:p>bldgRolle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melter, Charcoal Kiln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9] &amp; &quot;, 'name': '&quot; &amp; [.B9] &amp; &quot;', 'needs': '&quot; &amp; [.G9] &amp; &quot;', 'cost': &quot; &amp; [.H9] &amp; &quot;, 'graphic' : '&quot; &amp; [.D9] &amp; &quot;' , 'location': '&quot; &amp; [.E9] &amp; &quot;', 'industry': '&quot; &amp; [.F9] &amp; &quot;', 'desc': '&quot; &amp; [.C9] &amp; &quot;' }&quot;" office:value-type="string" office:string-value=", { 'level' : 3, 'name': 'Iron Roller', 'needs': 'Smelter, Charcoal Kiln', 'cost': 10000000, 'graphic' : 'bldgRoller' , 'location': 'mountains', 'industry': 'ore', 'desc': 'Produces metal ingots.' }" calcext:value-type="string">
            <text:p>, { 'level' : 3, 'name': 'Iron Roller', 'needs': 'Smelter, Charcoal Kiln', 'cost': 10000000, 'graphic' : 'bldgRoller' , 'location': 'mountains', 'industry': 'ore', 'desc': 'Produces metal ingot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st</text:p>
          </table:table-cell>
          <table:table-cell office:value-type="string" calcext:value-type="string">
            <text:p>Refines alum and other chemicals.</text:p>
          </table:table-cell>
          <table:table-cell office:value-type="string" calcext:value-type="string">
            <text:p>bldgChemist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Seperator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0] &amp; &quot;, 'name': '&quot; &amp; [.B10] &amp; &quot;', 'needs': '&quot; &amp; [.G10] &amp; &quot;', 'cost': &quot; &amp; [.H10] &amp; &quot;, 'graphic' : '&quot; &amp; [.D10] &amp; &quot;' , 'location': '&quot; &amp; [.E10] &amp; &quot;', 'industry': '&quot; &amp; [.F10] &amp; &quot;', 'desc': '&quot; &amp; [.C10] &amp; &quot;' }&quot;" office:value-type="string" office:string-value=", { 'level' : 3, 'name': 'Chemist', 'needs': 'Seperator', 'cost': 10000000, 'graphic' : 'bldgChemist' , 'location': 'mountains', 'industry': 'alum', 'desc': 'Refines alum and other chemicals.' }" calcext:value-type="string">
            <text:p>, { 'level' : 3, 'name': 'Chemist', 'needs': 'Seperator', 'cost': 10000000, 'graphic' : 'bldgChemist' , 'location': 'mountains', 'industry': 'alum', 'desc': 'Refines alum and other chemicals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Raises sheep.</text:p>
          </table:table-cell>
          <table:table-cell office:value-type="string" calcext:value-type="string">
            <text:p>bldgSheep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1] &amp; &quot;, 'name': '&quot; &amp; [.B11] &amp; &quot;', 'needs': '&quot; &amp; [.G11] &amp; &quot;', 'cost': &quot; &amp; [.H11] &amp; &quot;, 'graphic' : '&quot; &amp; [.D11] &amp; &quot;' , 'location': '&quot; &amp; [.E11] &amp; &quot;', 'industry': '&quot; &amp; [.F11] &amp; &quot;', 'desc': '&quot; &amp; [.C11] &amp; &quot;' }&quot;" office:value-type="string" office:string-value=", { 'level' : 1, 'name': 'Sheep Pasture', 'needs': '', 'cost': 10000, 'graphic' : 'bldgSheep' , 'location': 'pasture', 'industry': 'wool', 'desc': 'Raises sheep.' }" calcext:value-type="string">
            <text:p>, { 'level' : 1, 'name': 'Sheep Pasture', 'needs': '', 'cost': 10000, 'graphic' : 'bldgSheep' , 'location': 'pasture', 'industry': 'wool', 'desc': 'Raises sheep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Raises cattle and other food animals.</text:p>
          </table:table-cell>
          <table:table-cell office:value-type="string" calcext:value-type="string">
            <text:p>bldgCattl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2] &amp; &quot;, 'name': '&quot; &amp; [.B12] &amp; &quot;', 'needs': '&quot; &amp; [.G12] &amp; &quot;', 'cost': &quot; &amp; [.H12] &amp; &quot;, 'graphic' : '&quot; &amp; [.D12] &amp; &quot;' , 'location': '&quot; &amp; [.E12] &amp; &quot;', 'industry': '&quot; &amp; [.F12] &amp; &quot;', 'desc': '&quot; &amp; [.C12] &amp; &quot;' }&quot;" office:value-type="string" office:string-value=", { 'level' : 1, 'name': 'Cattle Ranch', 'needs': '', 'cost': 10000, 'graphic' : 'bldgCattle' , 'location': 'pasture', 'industry': 'beef', 'desc': 'Raises cattle and other food animals.' }" calcext:value-type="string">
            <text:p>, { 'level' : 1, 'name': 'Cattle Ranch', 'needs': '', 'cost': 10000, 'graphic' : 'bldgCattle' , 'location': 'pasture', 'industry': 'beef', 'desc': 'Raises cattle and other food animals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Produces wool.</text:p>
          </table:table-cell>
          <table:table-cell office:value-type="string" calcext:value-type="string">
            <text:p>bldgShearer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Sheep Pastur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13] &amp; &quot;, 'name': '&quot; &amp; [.B13] &amp; &quot;', 'needs': '&quot; &amp; [.G13] &amp; &quot;', 'cost': &quot; &amp; [.H13] &amp; &quot;, 'graphic' : '&quot; &amp; [.D13] &amp; &quot;' , 'location': '&quot; &amp; [.E13] &amp; &quot;', 'industry': '&quot; &amp; [.F13] &amp; &quot;', 'desc': '&quot; &amp; [.C13] &amp; &quot;' }&quot;" office:value-type="string" office:string-value=", { 'level' : 2, 'name': 'Shearing Shed', 'needs': 'Sheep Pasture', 'cost': 1000000, 'graphic' : 'bldgShearer' , 'location': 'pasture', 'industry': 'wool', 'desc': 'Produces wool.' }" calcext:value-type="string">
            <text:p>, { 'level' : 2, 'name': 'Shearing Shed', 'needs': 'Sheep Pasture', 'cost': 1000000, 'graphic' : 'bldgShearer' , 'location': 'pasture', 'industry': 'wool', 'desc': 'Produces wool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Produces raw meat.</text:p>
          </table:table-cell>
          <table:table-cell office:value-type="string" calcext:value-type="string">
            <text:p>bldgSlaughterhous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attle Ranch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14] &amp; &quot;, 'name': '&quot; &amp; [.B14] &amp; &quot;', 'needs': '&quot; &amp; [.G14] &amp; &quot;', 'cost': &quot; &amp; [.H14] &amp; &quot;, 'graphic' : '&quot; &amp; [.D14] &amp; &quot;' , 'location': '&quot; &amp; [.E14] &amp; &quot;', 'industry': '&quot; &amp; [.F14] &amp; &quot;', 'desc': '&quot; &amp; [.C14] &amp; &quot;' }&quot;" office:value-type="string" office:string-value=", { 'level' : 2, 'name': 'Slaughterhouse', 'needs': 'Cattle Ranch', 'cost': 1000000, 'graphic' : 'bldgSlaughterhouse' , 'location': 'pasture', 'industry': 'beef', 'desc': 'Produces raw meat.' }" calcext:value-type="string">
            <text:p>, { 'level' : 2, 'name': 'Slaughterhouse', 'needs': 'Cattle Ranch', 'cost': 1000000, 'graphic' : 'bldgSlaughterhouse' , 'location': 'pasture', 'industry': 'beef', 'desc': 'Produces raw meat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Produces yarn from wool.</text:p>
          </table:table-cell>
          <table:table-cell office:value-type="string" calcext:value-type="string">
            <text:p>bldgLoom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Shearing Shed, Sawmill, Iron Roller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5] &amp; &quot;, 'name': '&quot; &amp; [.B15] &amp; &quot;', 'needs': '&quot; &amp; [.G15] &amp; &quot;', 'cost': &quot; &amp; [.H15] &amp; &quot;, 'graphic' : '&quot; &amp; [.D15] &amp; &quot;' , 'location': '&quot; &amp; [.E15] &amp; &quot;', 'industry': '&quot; &amp; [.F15] &amp; &quot;', 'desc': '&quot; &amp; [.C15] &amp; &quot;' }&quot;" office:value-type="string" office:string-value=", { 'level' : 3, 'name': 'Loom', 'needs': 'Shearing Shed, Sawmill, Iron Roller', 'cost': 10000000, 'graphic' : 'bldgLoom' , 'location': 'pasture', 'industry': 'wool', 'desc': 'Produces yarn from wool.' }" calcext:value-type="string">
            <text:p>, { 'level' : 3, 'name': 'Loom', 'needs': 'Shearing Shed, Sawmill, Iron Roller', 'cost': 10000000, 'graphic' : 'bldgLoom' , 'location': 'pasture', 'industry': 'wool', 'desc': 'Produces yarn from wool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Produces preserved jerky.</text:p>
          </table:table-cell>
          <table:table-cell office:value-type="string" calcext:value-type="string">
            <text:p>bldgSmokehous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laughterhouse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6] &amp; &quot;, 'name': '&quot; &amp; [.B16] &amp; &quot;', 'needs': '&quot; &amp; [.G16] &amp; &quot;', 'cost': &quot; &amp; [.H16] &amp; &quot;, 'graphic' : '&quot; &amp; [.D16] &amp; &quot;' , 'location': '&quot; &amp; [.E16] &amp; &quot;', 'industry': '&quot; &amp; [.F16] &amp; &quot;', 'desc': '&quot; &amp; [.C16] &amp; &quot;' }&quot;" office:value-type="string" office:string-value=", { 'level' : 3, 'name': 'Smokehouse', 'needs': 'Slaughterhouse, Sawmill', 'cost': 10000000, 'graphic' : 'bldgSmokehouse' , 'location': 'pasture', 'industry': 'beef', 'desc': 'Produces preserved jerky.' }" calcext:value-type="string">
            <text:p>, { 'level' : 3, 'name': 'Smokehouse', 'needs': 'Slaughterhouse, Sawmill', 'cost': 10000000, 'graphic' : 'bldgSmokehouse' , 'location': 'pasture', 'industry': 'beef', 'desc': 'Produces preserved jerky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Grows cereals like wheat and corn.</text:p>
          </table:table-cell>
          <table:table-cell office:value-type="string" calcext:value-type="string">
            <text:p>bldgWheatFarm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7] &amp; &quot;, 'name': '&quot; &amp; [.B17] &amp; &quot;', 'needs': '&quot; &amp; [.G17] &amp; &quot;', 'cost': &quot; &amp; [.H17] &amp; &quot;, 'graphic' : '&quot; &amp; [.D17] &amp; &quot;' , 'location': '&quot; &amp; [.E17] &amp; &quot;', 'industry': '&quot; &amp; [.F17] &amp; &quot;', 'desc': '&quot; &amp; [.C17] &amp; &quot;' }&quot;" office:value-type="string" office:string-value=", { 'level' : 1, 'name': 'Grain Farm', 'needs': '', 'cost': 10000, 'graphic' : 'bldgWheatFarm' , 'location': 'prairie', 'industry': 'grain', 'desc': 'Grows cereals like wheat and corn.' }" calcext:value-type="string">
            <text:p>, { 'level' : 1, 'name': 'Grain Farm', 'needs': '', 'cost': 10000, 'graphic' : 'bldgWheatFarm' , 'location': 'prairie', 'industry': 'grain', 'desc': 'Grows cereals like wheat and corn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Exclusively grows hops for beer.</text:p>
          </table:table-cell>
          <table:table-cell office:value-type="string" calcext:value-type="string">
            <text:p>bldgHopsFarm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8] &amp; &quot;, 'name': '&quot; &amp; [.B18] &amp; &quot;', 'needs': '&quot; &amp; [.G18] &amp; &quot;', 'cost': &quot; &amp; [.H18] &amp; &quot;, 'graphic' : '&quot; &amp; [.D18] &amp; &quot;' , 'location': '&quot; &amp; [.E18] &amp; &quot;', 'industry': '&quot; &amp; [.F18] &amp; &quot;', 'desc': '&quot; &amp; [.C18] &amp; &quot;' }&quot;" office:value-type="string" office:string-value=", { 'level' : 1, 'name': 'Hops Farm', 'needs': '', 'cost': 10000, 'graphic' : 'bldgHopsFarm' , 'location': 'prairie', 'industry': 'hops', 'desc': 'Exclusively grows hops for beer.' }" calcext:value-type="string">
            <text:p>, { 'level' : 1, 'name': 'Hops Farm', 'needs': '', 'cost': 10000, 'graphic' : 'bldgHopsFarm' , 'location': 'prairie', 'industry': 'hops', 'desc': 'Exclusively grows hops for beer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Grows grapes and fruit for wine.</text:p>
          </table:table-cell>
          <table:table-cell office:value-type="string" calcext:value-type="string">
            <text:p>bldgVineyard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9] &amp; &quot;, 'name': '&quot; &amp; [.B19] &amp; &quot;', 'needs': '&quot; &amp; [.G19] &amp; &quot;', 'cost': &quot; &amp; [.H19] &amp; &quot;, 'graphic' : '&quot; &amp; [.D19] &amp; &quot;' , 'location': '&quot; &amp; [.E19] &amp; &quot;', 'industry': '&quot; &amp; [.F19] &amp; &quot;', 'desc': '&quot; &amp; [.C19] &amp; &quot;' }&quot;" office:value-type="string" office:string-value=", { 'level' : 1, 'name': 'Vineyard', 'needs': '', 'cost': 10000, 'graphic' : 'bldgVineyard' , 'location': 'prairie', 'industry': 'wine', 'desc': 'Grows grapes and fruit for wine.' }" calcext:value-type="string">
            <text:p>, { 'level' : 1, 'name': 'Vineyard', 'needs': '', 'cost': 10000, 'graphic' : 'bldgVineyard' , 'location': 'prairie', 'industry': 'wine', 'desc': 'Grows grapes and fruit for wine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inds grains into flour.</text:p>
          </table:table-cell>
          <table:table-cell office:value-type="string" calcext:value-type="string">
            <text:p>bldgMill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0] &amp; &quot;, 'name': '&quot; &amp; [.B20] &amp; &quot;', 'needs': '&quot; &amp; [.G20] &amp; &quot;', 'cost': &quot; &amp; [.H20] &amp; &quot;, 'graphic' : '&quot; &amp; [.D20] &amp; &quot;' , 'location': '&quot; &amp; [.E20] &amp; &quot;', 'industry': '&quot; &amp; [.F20] &amp; &quot;', 'desc': '&quot; &amp; [.C20] &amp; &quot;' }&quot;" office:value-type="string" office:string-value=", { 'level' : 2, 'name': 'Mill', 'needs': 'Grain Farm', 'cost': 1000000, 'graphic' : 'bldgMill' , 'location': 'prairie', 'industry': 'grain', 'desc': 'Grinds grains into flour.' }" calcext:value-type="string">
            <text:p>, { 'level' : 2, 'name': 'Mill', 'needs': 'Grain Farm', 'cost': 1000000, 'graphic' : 'bldgMill' , 'location': 'prairie', 'industry': 'grain', 'desc': 'Grinds grains into flou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Produces long-lived alcoholic beer.</text:p>
          </table:table-cell>
          <table:table-cell office:value-type="string" calcext:value-type="string">
            <text:p>bldgBeerBrew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Grain Farm, Hops Farm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1] &amp; &quot;, 'name': '&quot; &amp; [.B21] &amp; &quot;', 'needs': '&quot; &amp; [.G21] &amp; &quot;', 'cost': &quot; &amp; [.H21] &amp; &quot;, 'graphic' : '&quot; &amp; [.D21] &amp; &quot;' , 'location': '&quot; &amp; [.E21] &amp; &quot;', 'industry': '&quot; &amp; [.F21] &amp; &quot;', 'desc': '&quot; &amp; [.C21] &amp; &quot;' }&quot;" office:value-type="string" office:string-value=", { 'level' : 2, 'name': 'Beer Brewery', 'needs': 'Grain Farm, Hops Farm', 'cost': 1000000, 'graphic' : 'bldgBeerBrewery' , 'location': 'prairie', 'industry': 'hops', 'desc': 'Produces long-lived alcoholic beer.' }" calcext:value-type="string">
            <text:p>, { 'level' : 2, 'name': 'Beer Brewery', 'needs': 'Grain Farm, Hops Farm', 'cost': 1000000, 'graphic' : 'bldgBeerBrewery' , 'location': 'prairie', 'industry': 'hops', 'desc': 'Produces long-lived alcoholic bee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press</text:p>
          </table:table-cell>
          <table:table-cell office:value-type="string" calcext:value-type="string">
            <text:p>Presses juice out of fruits.</text:p>
          </table:table-cell>
          <table:table-cell office:value-type="string" calcext:value-type="string">
            <text:p>bldgWinepress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eyard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2] &amp; &quot;, 'name': '&quot; &amp; [.B22] &amp; &quot;', 'needs': '&quot; &amp; [.G22] &amp; &quot;', 'cost': &quot; &amp; [.H22] &amp; &quot;, 'graphic' : '&quot; &amp; [.D22] &amp; &quot;' , 'location': '&quot; &amp; [.E22] &amp; &quot;', 'industry': '&quot; &amp; [.F22] &amp; &quot;', 'desc': '&quot; &amp; [.C22] &amp; &quot;' }&quot;" office:value-type="string" office:string-value=", { 'level' : 2, 'name': 'Winepress', 'needs': 'Vineyard', 'cost': 1000000, 'graphic' : 'bldgWinepress' , 'location': 'prairie', 'industry': 'wine', 'desc': 'Presses juice out of fruits.' }" calcext:value-type="string">
            <text:p>, { 'level' : 2, 'name': 'Winepress', 'needs': 'Vineyard', 'cost': 1000000, 'graphic' : 'bldgWinepress' , 'location': 'prairie', 'industry': 'wine', 'desc': 'Presses juice out of fruit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Produces baked goods from flour.</text:p>
          </table:table-cell>
          <table:table-cell office:value-type="string" calcext:value-type="string">
            <text:p>bldgBak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Mill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3] &amp; &quot;, 'name': '&quot; &amp; [.B23] &amp; &quot;', 'needs': '&quot; &amp; [.G23] &amp; &quot;', 'cost': &quot; &amp; [.H23] &amp; &quot;, 'graphic' : '&quot; &amp; [.D23] &amp; &quot;' , 'location': '&quot; &amp; [.E23] &amp; &quot;', 'industry': '&quot; &amp; [.F23] &amp; &quot;', 'desc': '&quot; &amp; [.C23] &amp; &quot;' }&quot;" office:value-type="string" office:string-value=", { 'level' : 3, 'name': 'Bakery', 'needs': 'Mill, Sawmill', 'cost': 10000000, 'graphic' : 'bldgBakery' , 'location': 'prairie', 'industry': 'grain', 'desc': 'Produces baked goods from flour.' }" calcext:value-type="string">
            <text:p>, { 'level' : 3, 'name': 'Bakery', 'needs': 'Mill, Sawmill', 'cost': 10000000, 'graphic' : 'bldgBakery' , 'location': 'prairie', 'industry': 'grain', 'desc': 'Produces baked goods from flour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Bottler</text:p>
          </table:table-cell>
          <table:table-cell office:value-type="string" calcext:value-type="string">
            <text:p>Prepares beer for trade.</text:p>
          </table:table-cell>
          <table:table-cell office:value-type="string" calcext:value-type="string">
            <text:p>bldgBeerBottler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Beer Brewery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4] &amp; &quot;, 'name': '&quot; &amp; [.B24] &amp; &quot;', 'needs': '&quot; &amp; [.G24] &amp; &quot;', 'cost': &quot; &amp; [.H24] &amp; &quot;, 'graphic' : '&quot; &amp; [.D24] &amp; &quot;' , 'location': '&quot; &amp; [.E24] &amp; &quot;', 'industry': '&quot; &amp; [.F24] &amp; &quot;', 'desc': '&quot; &amp; [.C24] &amp; &quot;' }&quot;" office:value-type="string" office:string-value=", { 'level' : 3, 'name': 'Beer Bottler', 'needs': 'Beer Brewery', 'cost': 10000000, 'graphic' : 'bldgBeerBottler' , 'location': 'prairie', 'industry': 'hops', 'desc': 'Prepares beer for trade.' }" calcext:value-type="string">
            <text:p>, { 'level' : 3, 'name': 'Beer Bottler', 'needs': 'Beer Brewery', 'cost': 10000000, 'graphic' : 'bldgBeerBottler' , 'location': 'prairie', 'industry': 'hops', 'desc': 'Prepares beer for trade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Ages and bottles wine.</text:p>
          </table:table-cell>
          <table:table-cell office:value-type="string" calcext:value-type="string">
            <text:p>bldgWin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press, Charcoal Kiln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5] &amp; &quot;, 'name': '&quot; &amp; [.B25] &amp; &quot;', 'needs': '&quot; &amp; [.G25] &amp; &quot;', 'cost': &quot; &amp; [.H25] &amp; &quot;, 'graphic' : '&quot; &amp; [.D25] &amp; &quot;' , 'location': '&quot; &amp; [.E25] &amp; &quot;', 'industry': '&quot; &amp; [.F25] &amp; &quot;', 'desc': '&quot; &amp; [.C25] &amp; &quot;' }&quot;" office:value-type="string" office:string-value=", { 'level' : 3, 'name': 'Winery', 'needs': 'Winepress, Charcoal Kiln', 'cost': 10000000, 'graphic' : 'bldgWinery' , 'location': 'prairie', 'industry': 'wine', 'desc': 'Ages and bottles wine.' }" calcext:value-type="string">
            <text:p>, { 'level' : 3, 'name': 'Winery', 'needs': 'Winepress, Charcoal Kiln', 'cost': 10000000, 'graphic' : 'bldgWinery' , 'location': 'prairie', 'industry': 'wine', 'desc': 'Ages and bottles wine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Allows catching of fish.</text:p>
          </table:table-cell>
          <table:table-cell office:value-type="string" calcext:value-type="string">
            <text:p>bldgDo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6] &amp; &quot;, 'name': '&quot; &amp; [.B26] &amp; &quot;', 'needs': '&quot; &amp; [.G26] &amp; &quot;', 'cost': &quot; &amp; [.H26] &amp; &quot;, 'graphic' : '&quot; &amp; [.D26] &amp; &quot;' , 'location': '&quot; &amp; [.E26] &amp; &quot;', 'industry': '&quot; &amp; [.F26] &amp; &quot;', 'desc': '&quot; &amp; [.C26] &amp; &quot;' }&quot;" office:value-type="string" office:string-value=", { 'level' : 1, 'name': 'Docks', 'needs': '', 'cost': 10000, 'graphic' : 'bldgDock' , 'location': 'sea', 'industry': 'fish', 'desc': 'Allows catching of fish.' }" calcext:value-type="string">
            <text:p>, { 'level' : 1, 'name': 'Docks', 'needs': '', 'cost': 10000, 'graphic' : 'bldgDock' , 'location': 'sea', 'industry': 'fish', 'desc': 'Allows catching of fish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Captures seawater.</text:p>
          </table:table-cell>
          <table:table-cell office:value-type="string" calcext:value-type="string">
            <text:p>bldgSaltbed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7] &amp; &quot;, 'name': '&quot; &amp; [.B27] &amp; &quot;', 'needs': '&quot; &amp; [.G27] &amp; &quot;', 'cost': &quot; &amp; [.H27] &amp; &quot;, 'graphic' : '&quot; &amp; [.D27] &amp; &quot;' , 'location': '&quot; &amp; [.E27] &amp; &quot;', 'industry': '&quot; &amp; [.F27] &amp; &quot;', 'desc': '&quot; &amp; [.C27] &amp; &quot;' }&quot;" office:value-type="string" office:string-value=", { 'level' : 1, 'name': 'Saltbeds', 'needs': '', 'cost': 10000, 'graphic' : 'bldgSaltbeds' , 'location': 'sea', 'industry': 'salt', 'desc': 'Captures seawater.' }" calcext:value-type="string">
            <text:p>, { 'level' : 1, 'name': 'Saltbeds', 'needs': '', 'cost': 10000, 'graphic' : 'bldgSaltbeds' , 'location': 'sea', 'industry': 'salt', 'desc': 'Captures seawate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Guts and cleans fresh fish.</text:p>
          </table:table-cell>
          <table:table-cell office:value-type="string" calcext:value-type="string">
            <text:p>bldgFisher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ocks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8] &amp; &quot;, 'name': '&quot; &amp; [.B28] &amp; &quot;', 'needs': '&quot; &amp; [.G28] &amp; &quot;', 'cost': &quot; &amp; [.H28] &amp; &quot;, 'graphic' : '&quot; &amp; [.D28] &amp; &quot;' , 'location': '&quot; &amp; [.E28] &amp; &quot;', 'industry': '&quot; &amp; [.F28] &amp; &quot;', 'desc': '&quot; &amp; [.C28] &amp; &quot;' }&quot;" office:value-type="string" office:string-value=", { 'level' : 2, 'name': 'Fishery', 'needs': 'Docks', 'cost': 1000000, 'graphic' : 'bldgFishery' , 'location': 'sea', 'industry': 'fish', 'desc': 'Guts and cleans fresh fish.' }" calcext:value-type="string">
            <text:p>, { 'level' : 2, 'name': 'Fishery', 'needs': 'Docks', 'cost': 1000000, 'graphic' : 'bldgFishery' , 'location': 'sea', 'industry': 'fish', 'desc': 'Guts and cleans fresh fish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Evaporates seawater.</text:p>
          </table:table-cell>
          <table:table-cell office:value-type="string" calcext:value-type="string">
            <text:p>bldgSaltpa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tbeds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9] &amp; &quot;, 'name': '&quot; &amp; [.B29] &amp; &quot;', 'needs': '&quot; &amp; [.G29] &amp; &quot;', 'cost': &quot; &amp; [.H29] &amp; &quot;, 'graphic' : '&quot; &amp; [.D29] &amp; &quot;' , 'location': '&quot; &amp; [.E29] &amp; &quot;', 'industry': '&quot; &amp; [.F29] &amp; &quot;', 'desc': '&quot; &amp; [.C29] &amp; &quot;' }&quot;" office:value-type="string" office:string-value=", { 'level' : 2, 'name': 'Saltpans', 'needs': 'Saltbeds', 'cost': 1000000, 'graphic' : 'bldgSaltpans' , 'location': 'sea', 'industry': 'salt', 'desc': 'Evaporates seawater.' }" calcext:value-type="string">
            <text:p>, { 'level' : 2, 'name': 'Saltpans', 'needs': 'Saltbeds', 'cost': 1000000, 'graphic' : 'bldgSaltpans' , 'location': 'sea', 'industry': 'salt', 'desc': 'Evaporates seawater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Produces preserved salt fish.</text:p>
          </table:table-cell>
          <table:table-cell office:value-type="string" calcext:value-type="string">
            <text:p>bldgBriner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ery, Sawmill, Saltpans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30] &amp; &quot;, 'name': '&quot; &amp; [.B30] &amp; &quot;', 'needs': '&quot; &amp; [.G30] &amp; &quot;', 'cost': &quot; &amp; [.H30] &amp; &quot;, 'graphic' : '&quot; &amp; [.D30] &amp; &quot;' , 'location': '&quot; &amp; [.E30] &amp; &quot;', 'industry': '&quot; &amp; [.F30] &amp; &quot;', 'desc': '&quot; &amp; [.C30] &amp; &quot;' }&quot;" office:value-type="string" office:string-value=", { 'level' : 3, 'name': 'Brinery', 'needs': 'Fishery, Sawmill, Saltpans', 'cost': 10000000, 'graphic' : 'bldgBrinery' , 'location': 'sea', 'industry': 'fish', 'desc': 'Produces preserved salt fish.' }" calcext:value-type="string">
            <text:p>, { 'level' : 3, 'name': 'Brinery', 'needs': 'Fishery, Sawmill, Saltpans', 'cost': 10000000, 'graphic' : 'bldgBrinery' , 'location': 'sea', 'industry': 'fish', 'desc': 'Produces preserved salt fish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Refines salt from seawater residue.</text:p>
          </table:table-cell>
          <table:table-cell office:value-type="string" calcext:value-type="string">
            <text:p>bldgIodin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tpans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31] &amp; &quot;, 'name': '&quot; &amp; [.B31] &amp; &quot;', 'needs': '&quot; &amp; [.G31] &amp; &quot;', 'cost': &quot; &amp; [.H31] &amp; &quot;, 'graphic' : '&quot; &amp; [.D31] &amp; &quot;' , 'location': '&quot; &amp; [.E31] &amp; &quot;', 'industry': '&quot; &amp; [.F31] &amp; &quot;', 'desc': '&quot; &amp; [.C31] &amp; &quot;' }&quot;" office:value-type="string" office:string-value=", { 'level' : 3, 'name': 'Saltern', 'needs': 'Saltpans, Sawmill', 'cost': 10000000, 'graphic' : 'bldgIodiner' , 'location': 'sea', 'industry': 'salt', 'desc': 'Refines salt from seawater residue.' }" calcext:value-type="string">
            <text:p>, { 'level' : 3, 'name': 'Saltern', 'needs': 'Saltpans, Sawmill', 'cost': 10000000, 'graphic' : 'bldgIodiner' , 'location': 'sea', 'industry': 'salt', 'desc': 'Refines salt from seawater residue.' }</text:p>
          </table:table-cell>
          <table:table-cell table:number-columns-repeated="1015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orge, Lixiviator, Charcoal Kiln</text:p>
          </table:table-cell>
          <table:table-cell office:value-type="string" calcext:value-type="string">
            <text:p>Forge (iron castings)\nLixiviator (potassium)\nCharcoal Kiln (charcoal)</text:p>
          </table:table-cell>
          <table:table-cell office:value-type="string" calcext:value-type="string">
            <text:p>The newest weapon on the market – makes a crossbow look tame! Just load it with this new “gunpowder” powder, aim, and shoot!</text:p>
          </table:table-cell>
          <table:table-cell table:formula="of:=&quot;, { 'name' : '&quot; &amp; [.A2] &amp; &quot;', 'location': '&quot; &amp; [.B2] &amp; &quot;', 'needtext' : '&quot; &amp; [.D2] &amp; &quot;', 'desc' : '&quot; &amp; [.E2] &amp; &quot;', 'needList': '&quot; &amp; [.C2] &amp; &quot;' }&quot;" office:value-type="string" office:string-value=", { 'name' : 'Arquebus', 'location': 'sword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" calcext:value-type="string">
            <text:p>, { 'name' : 'Arquebus', 'location': 'sword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orge, Spinning Jenny, Lixiciator</text:p>
          </table:table-cell>
          <table:table-cell office:value-type="string" calcext:value-type="string">
            <text:p>Forge (iron patches)\nSpinning Jenny (padding)\nCharcoal Kiln (charcoal)</text:p>
          </table:table-cell>
          <table:table-cell office:value-type="string" calcext:value-type="string">
            <text:p>Looking for armor that is strong but also light? Try the brigandine, with its thick padding with strategically placed sheets of armot stitched throughout.</text:p>
          </table:table-cell>
          <table:table-cell table:formula="of:=&quot;, { 'name' : '&quot; &amp; [.A3] &amp; &quot;', 'location': '&quot; &amp; [.B3] &amp; &quot;', 'needtext' : '&quot; &amp; [.D3] &amp; &quot;', 'desc' : '&quot; &amp; [.E3] &amp; &quot;', 'needList': '&quot; &amp; [.C3] &amp; &quot;' }&quot;" office:value-type="string" office:string-value=", { 'name' : 'Brigandine', 'location': 'armor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" calcext:value-type="string">
            <text:p>, { 'name' : 'Brigandine', 'location': 'armor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mokehouse, Distillery, Charcoal Kiln</text:p>
          </table:table-cell>
          <table:table-cell office:value-type="string" calcext:value-type="string">
            <text:p>Smokehouse (jerky)\nDistillery (leftover fruit)\nCharcoal Kiln (charcoal)</text:p>
          </table:table-cell>
          <table:table-cell office:value-type="string" calcext:value-type="string">
            <text:p>The ultimate in adventuring rations! A mixture of ground jerky, fruit, and fat, that will literally last decades!</text:p>
          </table:table-cell>
          <table:table-cell table:formula="of:=&quot;, { 'name' : '&quot; &amp; [.A4] &amp; &quot;', 'location': '&quot; &amp; [.B4] &amp; &quot;', 'needtext' : '&quot; &amp; [.D4] &amp; &quot;', 'desc' : '&quot; &amp; [.E4] &amp; &quot;', 'needList': '&quot; &amp; [.C4] &amp; &quot;' }&quot;" office:value-type="string" office:string-value=", { 'name' : 'Pemmican', 'location': 'shop', 'needtext' : 'Smokehouse (jerky)\nDistillery (leftover fruit)\nCharcoal Kiln (charcoal)', 'desc' : 'The ultimate in adventuring rations! A mixture of ground jerky, fruit, and fat, that will literally last decades!', 'needList': 'Smokehouse, Distillery, Charcoal Kiln' }" calcext:value-type="string">
            <text:p>, { 'name' : 'Pemmican', 'location': 'shop', 'needtext' : 'Smokehouse (jerky)\nDistillery (leftover fruit)\nCharcoal Kiln (charcoal)', 'desc' : 'The ultimate in adventuring rations! A mixture of ground jerky, fruit, and fat, that will literally last decades!', 'needList': 'Smokehouse, Distillery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ixiciator, Spinning Jenny, Saltern</text:p>
          </table:table-cell>
          <table:table-cell office:value-type="string" calcext:value-type="string">
            <text:p>Lixiciator (alum)\nSpinning Jenny (cloth)\nSaltern (salt)</text:p>
          </table:table-cell>
          <table:table-cell office:value-type="string" calcext:value-type="string">
            <text:p>Suffering from a deep sword wound? We have the answer – our temple’s special mixture of medicine bandaged over the wound. The best choice until we invent penicillin….</text:p>
          </table:table-cell>
          <table:table-cell table:formula="of:=&quot;, { 'name' : '&quot; &amp; [.A5] &amp; &quot;', 'location': '&quot; &amp; [.B5] &amp; &quot;', 'needtext' : '&quot; &amp; [.D5] &amp; &quot;', 'desc' : '&quot; &amp; [.E5] &amp; &quot;', 'needList': '&quot; &amp; [.C5] &amp; &quot;' }&quot;" office:value-type="string" office:string-value="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" calcext:value-type="string">
            <text:p>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le Brewery, Beer Brewery, Distillery</text:p>
          </table:table-cell>
          <table:table-cell office:value-type="string" calcext:value-type="string">
            <text:p>Ale Brewery (dark ale)\nBeer Brewery (stout)\nDistillery (champagne)</text:p>
          </table:table-cell>
          <table:table-cell office:value-type="string" calcext:value-type="string">
            <text:p>Fancy! A beer cocktail that uses the darkest stout and the bubbliest champagne. A great mixture of flavor that goes straight to your head.</text:p>
          </table:table-cell>
          <table:table-cell table:formula="of:=&quot;, { 'name' : '&quot; &amp; [.A6] &amp; &quot;', 'location': '&quot; &amp; [.B6] &amp; &quot;', 'needtext' : '&quot; &amp; [.D6] &amp; &quot;', 'desc' : '&quot; &amp; [.E6] &amp; &quot;', 'needList': '&quot; &amp; [.C6] &amp; &quot;' }&quot;" office:value-type="string" office:string-value="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" calcext:value-type="string">
            <text:p>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ello</text:p>
          </table:table-cell>
          <table:table-cell office:value-type="string" calcext:value-type="string">
            <text:p>inn</text:p>
          </table:table-cell>
          <table:table-cell table:number-columns-repeated="1021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(level corresponds to array location – 1</text:p>
          </table:table-cell>
          <table:table-cell table:style-name="ce1" table:number-columns-repeated="11"/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'&quot; &amp; [.B2] &amp; &quot;, &quot; &amp; [.C2] &amp; &quot;, &quot; &amp; [.D2] &amp; &quot;, &quot; &amp; [.E2] &amp; &quot;, &quot; &amp; [.F2] &amp; &quot;, &quot; &amp; [.G2] &amp; &quot;, &quot; &amp; [.H2] &amp; &quot;, &quot; &amp; [.I2] &amp; &quot;, &quot; &amp; [.J2] &amp; &quot;, &quot; &amp; [.K2] &amp; &quot;, &quot; &amp; [.L2] &amp; &quot;, &quot; &amp; [.M2] &amp; &quot;' }&quot;" office:value-type="string" office:string-value=", {'category' : 'sword', 'list': 'club, knife, hatchet, morningstar, shortsword, shortbow, longsword, longbow, battleaxe, broadsword, falchion, crossbow' }" calcext:value-type="string">
            <text:p>, {'category' : 'sword', 'list': 'club, knife, hatchet, morningstar, shortsword, shortbow, longsword, longbow, battleaxe, broadsword, falchion, crossbow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'&quot; &amp; [.B3] &amp; &quot;, &quot; &amp; [.C3] &amp; &quot;, &quot; &amp; [.D3] &amp; &quot;, &quot; &amp; [.E3] &amp; &quot;, &quot; &amp; [.F3] &amp; &quot;, &quot; &amp; [.G3] &amp; &quot;, &quot; &amp; [.H3] &amp; &quot;, &quot; &amp; [.I3] &amp; &quot;, &quot; &amp; [.J3] &amp; &quot;, &quot; &amp; [.K3] &amp; &quot;, &quot; &amp; [.L3] &amp; &quot;, &quot; &amp; [.M3] &amp; &quot;' }&quot;" office:value-type="string" office:string-value=", {'category' : 'armor', 'list': 'leather armon, buckler, short hauberk, roundshield, long hauberk, kite shield, lamellar, scale armor, partial plate, pavise, full plate, cuirass' }" calcext:value-type="string">
            <text:p>, {'category' : 'armor', 'list': 'leather armon, buckler, short hauberk, roundshield, long hauberk, kite shield, lamellar, scale armor, partial plate, pavise, full plate, cuirass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'&quot; &amp; [.B4] &amp; &quot;, &quot; &amp; [.C4] &amp; &quot;, &quot; &amp; [.D4] &amp; &quot;, &quot; &amp; [.E4] &amp; &quot;, &quot; &amp; [.F4] &amp; &quot;, &quot; &amp; [.G4] &amp; &quot;, &quot; &amp; [.H4] &amp; &quot;, &quot; &amp; [.I4] &amp; &quot;, &quot; &amp; [.J4] &amp; &quot;, &quot; &amp; [.K4] &amp; &quot;, &quot; &amp; [.L4] &amp; &quot;, &quot; &amp; [.M4] &amp; &quot;' }&quot;" office:value-type="string" office:string-value=", {'category' : 'shop', 'list': 'knapsack, tent, flint, dried fruit, canteen, boots, cloak, jerky, waterproof poncho, cuttlefish, waterproof jersey, portable stove' }" calcext:value-type="string">
            <text:p>, {'category' : 'shop', 'list': 'knapsack, tent, flint, dried fruit, canteen, boots, cloak, jerky, waterproof poncho, cuttlefish, waterproof jersey, portable stov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'&quot; &amp; [.B5] &amp; &quot;, &quot; &amp; [.C5] &amp; &quot;, &quot; &amp; [.D5] &amp; &quot;, &quot; &amp; [.E5] &amp; &quot;, &quot; &amp; [.F5] &amp; &quot;, &quot; &amp; [.G5] &amp; &quot;, &quot; &amp; [.H5] &amp; &quot;, &quot; &amp; [.I5] &amp; &quot;, &quot; &amp; [.J5] &amp; &quot;, &quot; &amp; [.K5] &amp; &quot;, &quot; &amp; [.L5] &amp; &quot;, &quot; &amp; [.M5] &amp; &quot;' }&quot;" office:value-type="string" office:string-value=", {'category' : 'temple', 'list': 'chicken soup, bandages, splints, herbs, iodine, crutches, leeches, tincture, bloodletting, mineral salt, scalpel, elixir' }" calcext:value-type="string">
            <text:p>, {'category' : 'temple', 'list': 'chicken soup, bandages, splints, herbs, iodine, crutches, leeches, tincture, bloodletting, mineral salt, scalpel, elixir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pork chops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hampagne</text:p>
          </table:table-cell>
          <table:table-cell table:formula="of:=&quot;, {'category' : '&quot; &amp; [.A6] &amp; &quot;', 'list': '&quot; &amp; [.B6] &amp; &quot;, &quot; &amp; [.C6] &amp; &quot;, &quot; &amp; [.D6] &amp; &quot;, &quot; &amp; [.E6] &amp; &quot;, &quot; &amp; [.F6] &amp; &quot;, &quot; &amp; [.G6] &amp; &quot;, &quot; &amp; [.H6] &amp; &quot;, &quot; &amp; [.I6] &amp; &quot;, &quot; &amp; [.J6] &amp; &quot;, &quot; &amp; [.K6] &amp; &quot;, &quot; &amp; [.L6] &amp; &quot;, &quot; &amp; [.M6] &amp; &quot;' }&quot;" office:value-type="string" office:string-value=", {'category' : 'tavern', 'list': 'bread, cheese, stew, ale, coffee, fried chicken, whiskey, fish and chips, pork chops, steak, caviar, champagne' }" calcext:value-type="string">
            <text:p>, {'category' : 'tavern', 'list': 'bread, cheese, stew, ale, coffee, fried chicken, whiskey, fish and chips, pork chops, steak, caviar, champagn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blankets</text:p>
          </table:table-cell>
          <table:table-cell office:value-type="string" calcext:value-type="string">
            <text:p>pillows</text:p>
          </table:table-cell>
          <table:table-cell office:value-type="string" calcext:value-type="string">
            <text:p>bunkbed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hot baths</text:p>
          </table:table-cell>
          <table:table-cell office:value-type="string" calcext:value-type="string">
            <text:p>room service</text:p>
          </table:table-cell>
          <table:table-cell office:value-type="string" calcext:value-type="string">
            <text:p>hot tub</text:p>
          </table:table-cell>
          <table:table-cell table:formula="of:=&quot;, {'category' : '&quot; &amp; [.A7] &amp; &quot;', 'list': '&quot; &amp; [.B7] &amp; &quot;, &quot; &amp; [.C7] &amp; &quot;, &quot; &amp; [.D7] &amp; &quot;, &quot; &amp; [.E7] &amp; &quot;, &quot; &amp; [.F7] &amp; &quot;, &quot; &amp; [.G7] &amp; &quot;, &quot; &amp; [.H7] &amp; &quot;, &quot; &amp; [.I7] &amp; &quot;, &quot; &amp; [.J7] &amp; &quot;, &quot; &amp; [.K7] &amp; &quot;, &quot; &amp; [.L7] &amp; &quot;, &quot; &amp; [.M7] &amp; &quot;' }&quot;" office:value-type="string" office:string-value=", {'category' : 'inn', 'list': 'straw, blankets, pillows, bunkbeds, stable, singles, showers, catering, groom, hot baths, room service, hot tub' }" calcext:value-type="string">
            <text:p>, {'category' : 'inn', 'list': 'straw, blankets, pillows, bunkbeds, stable, singles, showers, catering, groom, hot baths, room service, hot tub' }</text:p>
          </table:table-cell>
          <table:table-cell table:number-columns-repeated="1010"/>
        </table:table-row>
      </table:table>
      <table:table table:name="shops" table:style-name="ta1">
        <table:table-column table:style-name="co1" table:number-columns-repeated="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lissetteFull</text:p>
          </table:table-cell>
          <table:table-cell office:value-type="string" calcext:value-type="string">
            <text:p>Level up your tavern to give adventurers more experience when they fight.</text:p>
          </table:table-cell>
          <table:table-cell table:formula="of:=&quot;, { 'name': '&quot;&amp;[.A2]&amp;&quot;', 'graphic': '&quot;&amp;[.B2]&amp;&quot;', 'text': '&quot;&amp;[.C2]&amp;&quot;' }&quot;" office:value-type="string" office:string-value=", { 'name': 'tavern', 'graphic': 'lissetteFull', 'text': 'Level up your tavern to give adventurers more experience when they fight.' }" calcext:value-type="string">
            <text:p>, { 'name': 'tavern', 'graphic': 'lissetteFull', 'text': 'Level up your tavern to give adventurers more experience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clavoFull</text:p>
          </table:table-cell>
          <table:table-cell office:value-type="string" calcext:value-type="string">
            <text:p>Level up your inn to allow more adventurers to stay in town.</text:p>
          </table:table-cell>
          <table:table-cell table:formula="of:=&quot;, { 'name': '&quot;&amp;[.A3]&amp;&quot;', 'graphic': '&quot;&amp;[.B3]&amp;&quot;', 'text': '&quot;&amp;[.C3]&amp;&quot;' }&quot;" office:value-type="string" office:string-value=", { 'name': 'inn', 'graphic': 'clavoFull', 'text': 'Level up your inn to allow more adventurers to stay in town.' }" calcext:value-type="string">
            <text:p>, { 'name': 'inn', 'graphic': 'clavoFull', 'text': 'Level up your inn to allow more adventurers to stay in town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jera</text:p>
          </table:table-cell>
          <table:table-cell office:value-type="string" calcext:value-type="string">
            <text:p>Level up your temple to charge adventurers more for healing. Watch out - <text:s/>if they can't afford to heal, they might die!</text:p>
          </table:table-cell>
          <table:table-cell table:formula="of:=&quot;, { 'name': '&quot;&amp;[.A4]&amp;&quot;', 'graphic': '&quot;&amp;[.B4]&amp;&quot;', 'text': '&quot;&amp;[.C4]&amp;&quot;' }&quot;" office:value-type="string" office:string-value=", { 'name': 'temple', 'graphic': 'jera', 'text': 'Level up your temple to charge adventurers more for healing. Watch out -  if they can't afford to heal, they might die!' }" calcext:value-type="string">
            <text:p>, { 'name': 'temple', 'graphic': 'jera', 'text': 'Level up your temple to charge adventurers more for healing. Watch out - <text:s/>if they can't afford to heal, they might die!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mizakFull</text:p>
          </table:table-cell>
          <table:table-cell office:value-type="string" calcext:value-type="string">
            <text:p>Level up your item shop to give adventurers more money when they fight.</text:p>
          </table:table-cell>
          <table:table-cell table:formula="of:=&quot;, { 'name': '&quot;&amp;[.A5]&amp;&quot;', 'graphic': '&quot;&amp;[.B5]&amp;&quot;', 'text': '&quot;&amp;[.C5]&amp;&quot;' }&quot;" office:value-type="string" office:string-value=", { 'name': 'itemshop', 'graphic': 'mizakFull', 'text': 'Level up your item shop to give adventurers more money when they fight.' }" calcext:value-type="string">
            <text:p>, { 'name': 'itemshop', 'graphic': 'mizakFull', 'text': 'Level up your item shop to give adventurers more money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lemelFull</text:p>
          </table:table-cell>
          <table:table-cell office:value-type="string" calcext:value-type="string">
            <text:p>When you level up weapons, you increase possible HP loss per battle (a random roll). When you level up armor, you decrease HP damage taken every battle.</text:p>
          </table:table-cell>
          <table:table-cell table:formula="of:=&quot;, { 'name': '&quot;&amp;[.A6]&amp;&quot;', 'graphic': '&quot;&amp;[.B6]&amp;&quot;', 'text': '&quot;&amp;[.C6]&amp;&quot;' }&quot;" office:value-type="string" office:string-value=", { 'name': 'blacksmith', 'graphic': 'lemelFull', 'text': 'When you level up weapons, you increase possible HP loss per battle (a random roll). When you level up armor, you decrease HP damage taken every battle.' }" calcext:value-type="string">
            <text:p>, { 'name': 'blacksmith', 'graphic': 'lemelFull', 'text': 'When you level up weapons, you increase possible HP loss per battle (a random roll). When you level up armor, you decrease HP damage taken every battle.' }</text:p>
          </table:table-cell>
          <table:table-cell table:number-columns-repeated="1010"/>
        </table:table-row>
      </table:table>
      <table:table table:name="shopButtons" table:style-name="ta1"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oodsText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label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Maximum Adventurers</text:p>
          </table:table-cell>
          <table:table-cell table:formula="of:=&quot;, { 'shopName': '&quot; &amp; [.A2] &amp; &quot;', 'goodsText': '&quot; &amp; [.B2] &amp; &quot;', 'tag': '&quot; &amp; [.C2] &amp; &quot;', 'labelText': '&quot; &amp; [.D2] &amp; &quot;' }&quot;" office:value-type="string" office:string-value=", { 'shopName': 'inn', 'goodsText': 'Amenities', 'tag': 'inn', 'labelText': 'Maximum Adventurers' }" calcext:value-type="string">
            <text:p>, { 'shopName': 'inn', 'goodsText': 'Amenities', 'tag': 'inn', 'labelText': 'Maximum Adventurers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Food and Drink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Extra Experience Roll</text:p>
          </table:table-cell>
          <table:table-cell table:formula="of:=&quot;, { 'shopName': '&quot; &amp; [.A3] &amp; &quot;', 'goodsText': '&quot; &amp; [.B3] &amp; &quot;', 'tag': '&quot; &amp; [.C3] &amp; &quot;', 'labelText': '&quot; &amp; [.D3] &amp; &quot;' }&quot;" office:value-type="string" office:string-value=", { 'shopName': 'tavern', 'goodsText': 'Food and Drink', 'tag': 'tavern', 'labelText': 'Extra Experience Roll' }" calcext:value-type="string">
            <text:p>, { 'shopName': 'tavern', 'goodsText': 'Food and Drink', 'tag': 'tavern', 'labelText': 'Extra Experience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Extra Money Roll</text:p>
          </table:table-cell>
          <table:table-cell table:formula="of:=&quot;, { 'shopName': '&quot; &amp; [.A4] &amp; &quot;', 'goodsText': '&quot; &amp; [.B4] &amp; &quot;', 'tag': '&quot; &amp; [.C4] &amp; &quot;', 'labelText': '&quot; &amp; [.D4] &amp; &quot;' }&quot;" office:value-type="string" office:string-value=", { 'shopName': 'itemshop', 'goodsText': 'Items', 'tag': 'shop', 'labelText': 'Extra Money Roll' }" calcext:value-type="string">
            <text:p>, { 'shopName': 'itemshop', 'goodsText': 'Items', 'tag': 'shop', 'labelText': 'Extra Money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ost to Heal 1 HP</text:p>
          </table:table-cell>
          <table:table-cell table:formula="of:=&quot;, { 'shopName': '&quot; &amp; [.A5] &amp; &quot;', 'goodsText': '&quot; &amp; [.B5] &amp; &quot;', 'tag': '&quot; &amp; [.C5] &amp; &quot;', 'labelText': '&quot; &amp; [.D5] &amp; &quot;' }&quot;" office:value-type="string" office:string-value=", { 'shopName': 'temple', 'goodsText': 'Medicine', 'tag': 'temple', 'labelText': 'Cost to Heal 1 HP' }" calcext:value-type="string">
            <text:p>, { 'shopName': 'temple', 'goodsText': 'Medicine', 'tag': 'temple', 'labelText': 'Cost to Heal 1 HP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P Loss Roll</text:p>
          </table:table-cell>
          <table:table-cell table:formula="of:=&quot;, { 'shopName': '&quot; &amp; [.A6] &amp; &quot;', 'goodsText': '&quot; &amp; [.B6] &amp; &quot;', 'tag': '&quot; &amp; [.C6] &amp; &quot;', 'labelText': '&quot; &amp; [.D6] &amp; &quot;' }&quot;" office:value-type="string" office:string-value=", { 'shopName': 'blacksmith', 'goodsText': 'Weapons', 'tag': 'sword', 'labelText': 'HP Loss Roll' }" calcext:value-type="string">
            <text:p>, { 'shopName': 'blacksmith', 'goodsText': 'Weapons', 'tag': 'sword', 'labelText': 'HP Loss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P Loss %</text:p>
          </table:table-cell>
          <table:table-cell table:formula="of:=&quot;, { 'shopName': '&quot; &amp; [.A7] &amp; &quot;', 'goodsText': '&quot; &amp; [.B7] &amp; &quot;', 'tag': '&quot; &amp; [.C7] &amp; &quot;', 'labelText': '&quot; &amp; [.D7] &amp; &quot;' }&quot;" office:value-type="string" office:string-value=", { 'shopName': 'blacksmith', 'goodsText': 'Armor', 'tag': 'armor', 'labelText': 'HP Loss %' }" calcext:value-type="string">
            <text:p>, { 'shopName': 'blacksmith', 'goodsText': 'Armor', 'tag': 'armor', 'labelText': 'HP Loss %' }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3" table:target-range-address="buildings.A1:buildings.I31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57:41.10702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2-06T14:25:30.284865773</dc:date>
    <meta:editing-duration>PT22H30M29S</meta:editing-duration>
    <meta:editing-cycles>142</meta:editing-cycles>
    <meta:generator>LibreOffice/5.1.4.2$Linux_X86_64 LibreOffice_project/10m0$Build-2</meta:generator>
    <meta:document-statistic meta:table-count="8" meta:cell-count="656" meta:object-count="0"/>
  </office:meta>
</office:document-meta>
</file>